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21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2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</text:span><text:span text:style-name="T1">e</text:span><text:span text:style-name="T1">m</text:span><text:span text:style-name="T1">u</text:span><text:span text:style-name="T1">-</text:span><text:span text:style-name="T1">H</text:span><text:span text:style-name="T1">D</text:span><text:span text:style-name="T1">L</text:span><text:span text:style-name="T1"> </text:span><text:span text:style-name="T1">C</text:span><text:span text:style-name="T1">o</text:span><text:span text:style-name="T1">s</text:span><text:span text:style-name="T1">i</text:span><text:span text:style-name="T1">m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 </text:span><text:span text:style-name="T1">o</text:span><text:span text:style-name="T1">f </text:span><text:span text:style-name="T1">v</text:span><text:span text:style-name="T1">i</text:span><text:span text:style-name="T1">r</text:span><text:span text:style-name="T1">t</text:span><text:span text:style-name="T1">i</text:span><text:span text:style-name="T1">o</text:span><text:span text:style-name="T1">-</text:span><text:span text:style-name="T1">f</text:span><text:span text:style-name="T1">p</text:span><text:span text:style-name="T1">g</text:span><text:span text:style-name="T1">a</text:span><text:span text:style-name="T1">-</text:span><text:span text:style-name="T1">b</text:span><text:span text:style-name="T1">r</text:span><text:span text:style-name="T1">i</text:span><text:span text:style-name="T1">d</text:span><text:span text:style-name="T1">g</text:span><text:span text:style-name="T1">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1<text:span text:style-name="T2">st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2<text:span text:style-name="T2">nd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6" draw:layer="layout" svg:width="4.826cm" svg:height="1.216cm" svg:x="5.934cm" svg:y="16.056cm">
          <draw:text-box>
            <text:p><text:span text:style-name="T3">R</text:span><text:span text:style-name="T3">e</text:span><text:span text:style-name="T3">al </text:span><text:span text:style-name="T3">w</text:span><text:span text:style-name="T3">o</text:span><text:span text:style-name="T3">rl</text:span><text:span text:style-name="T3">d </text:span><text:span text:style-name="T3">H</text:span><text:span text:style-name="T3">W</text:span></text:p>
          </draw:text-box>
        </draw:frame>
        <draw:frame draw:style-name="gr12" draw:text-style-name="P6" draw:layer="layout" svg:width="5.334cm" svg:height="1.673cm" svg:x="14.478cm" svg:y="17.01cm">
          <draw:text-box>
            <text:p><text:span text:style-name="T3">E</text:span><text:span text:style-name="T3">m</text:span><text:span text:style-name="T3">ul</text:span><text:span text:style-name="T3">a</text:span><text:span text:style-name="T3">t</text:span><text:span text:style-name="T3">e</text:span><text:span text:style-name="T3">d </text:span><text:span text:style-name="T3">o</text:span><text:span text:style-name="T3">n </text:span><text:span text:style-name="T3">P</text:span><text:span text:style-name="T3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</text:span><text:span text:style-name="T4">x</text:span><text:span text:style-name="T4">p</text:span><text:span text:style-name="T4">l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o</text:span><text:span text:style-name="T4">p</text:span><text:span text:style-name="T4">o</text:span><text:span text:style-name="T4">l</text:span><text:span text:style-name="T4">o</text:span><text:span text:style-name="T4">g</text:span><text:span text:style-name="T4">y</text:span><text:span text:style-name="T4"> </text:span><text:span text:style-name="T4">f</text:span><text:span text:style-name="T4">o</text:span><text:span text:style-name="T4">r </text:span><text:span text:style-name="T4">F</text:span><text:span text:style-name="T4">P</text:span><text:span text:style-name="T4">G</text:span><text:span text:style-name="T4">A</text:span><text:span text:style-name="T4">-</text:span><text:span text:style-name="T4">B</text:span><text:span text:style-name="T4">r</text:span><text:span text:style-name="T4">i</text:span><text:span text:style-name="T4">d</text:span><text:span text:style-name="T4">g</text:span><text:span text:style-name="T4">i</text:span><text:span text:style-name="T4">n</text:span><text:span text:style-name="T4">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2.0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5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.0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026cm" svg:y1="6.796cm" svg:x2="3.026cm" svg:y2="7.814cm">
            <text:p/>
          </draw:line>
          <draw:line draw:style-name="gr4" draw:text-style-name="P3" draw:layer="layout" svg:x1="3.026cm" svg:y1="10.352cm" svg:x2="3.026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9" draw:layer="layout" svg:width="5.334cm" svg:height="1.673cm" svg:x="0.359cm" svg:y="13.2cm">
          <draw:text-box>
            <text:p text:style-name="P3">This work,</text:p>
            <text:p>virtio-fpga-bridge</text:p>
          </draw:text-box>
        </draw:frame>
        <draw:frame draw:style-name="gr15" draw:text-style-name="P9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9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</text:span><text:span text:style-name="T4">x</text:span><text:span text:style-name="T4">p</text:span><text:span text:style-name="T4">l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o</text:span><text:span text:style-name="T4">p</text:span><text:span text:style-name="T4">o</text:span><text:span text:style-name="T4">l</text:span><text:span text:style-name="T4">o</text:span><text:span text:style-name="T4">g</text:span><text:span text:style-name="T4">y</text:span><text:span text:style-name="T4"> </text:span><text:span text:style-name="T4">f</text:span><text:span text:style-name="T4">o</text:span><text:span text:style-name="T4">r </text:span><text:span text:style-name="T4">F</text:span><text:span text:style-name="T4">P</text:span><text:span text:style-name="T4">G</text:span><text:span text:style-name="T4">A</text:span><text:span text:style-name="T4">-</text:span><text:span text:style-name="T4">B</text:span><text:span text:style-name="T4">r</text:span><text:span text:style-name="T4">i</text:span><text:span text:style-name="T4">d</text:span><text:span text:style-name="T4">g</text:span><text:span text:style-name="T4">i</text:span><text:span text:style-name="T4">n</text:span><text:span text:style-name="T4">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15.6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17.9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20.3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7.916cm" svg:y1="8.86cm" svg:x2="18.764cm" svg:y2="9.423cm">
              <text:p/>
            </draw:line>
            <draw:line draw:style-name="gr4" draw:text-style-name="P3" draw:layer="layout" svg:x1="20.879cm" svg:y1="10.827cm" svg:x2="20.0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26.2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23.5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21.8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5.299cm" svg:y1="8.575cm" svg:x2="24.497cm" svg:y2="9.202cm">
              <text:p/>
            </draw:line>
            <draw:line draw:style-name="gr4" draw:text-style-name="P3" draw:layer="layout" svg:x1="22.497cm" svg:y1="10.764cm" svg:x2="23.296cm" svg:y2="10.14cm">
              <text:p/>
            </draw:line>
          </draw:g>
          <draw:g>
            <draw:custom-shape draw:style-name="gr13" draw:text-style-name="P3" draw:layer="layout" svg:width="2.032cm" svg:height="2.032cm" svg:x="20.6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1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0.6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684cm" svg:y1="6.796cm" svg:x2="21.684cm" svg:y2="7.814cm">
              <text:p/>
            </draw:line>
            <draw:line draw:style-name="gr4" draw:text-style-name="P3" draw:layer="layout" svg:x1="21.684cm" svg:y1="10.352cm" svg:x2="21.684cm" svg:y2="9.338cm">
              <text:p/>
            </draw:line>
          </draw:g>
        </draw:g>
        <draw:g>
          <draw:custom-shape draw:style-name="gr13" draw:text-style-name="P3" draw:layer="layout" svg:width="2.032cm" svg:height="2.032cm" svg:x="10.9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0.4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10.9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1.926cm" svg:y1="6.796cm" svg:x2="11.926cm" svg:y2="7.814cm">
            <text:p/>
          </draw:line>
          <draw:line draw:style-name="gr4" draw:text-style-name="P3" draw:layer="layout" svg:x1="11.926cm" svg:y1="10.352cm" svg:x2="11.926cm" svg:y2="9.338cm">
            <text:p/>
          </draw:line>
        </draw:g>
        <draw:frame draw:style-name="gr12" draw:text-style-name="P9" draw:layer="layout" svg:width="5.334cm" svg:height="1.673cm" svg:x="9.259cm" svg:y="13.2cm">
          <draw:text-box>
            <text:p text:style-name="P3">This work,</text:p>
            <text:p>virtio-fpga-bridge</text:p>
          </draw:text-box>
        </draw:frame>
        <draw:frame draw:style-name="gr19" draw:text-style-name="P9" draw:layer="layout" svg:width="7.62cm" svg:height="0.962cm" svg:x="17.926cm" svg:y="13.2cm">
          <draw:text-box>
            <text:p>Alibaba Cloud’s BM-Hive</text:p>
          </draw:text-box>
        </draw:frame>
        <draw:custom-shape draw:style-name="gr17" draw:text-style-name="P11" draw:layer="layout" svg:width="8.476cm" svg:height="3.222cm" svg:x="1.938cm" svg:y="16.6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7.2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20" draw:text-style-name="P13" draw:layer="layout" svg:width="4.064cm" svg:height="4.778cm" svg:x="2.517cm" svg:y="7.822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6.604cm" svg:height="0.962cm" svg:x="1.247cm" svg:y="13.1cm">
          <draw:text-box>
            <text:p>X-Dragon MOC Card</text:p>
          </draw:text-box>
        </draw:frame>
        <draw:g>
          <draw:custom-shape draw:style-name="gr14" draw:text-style-name="P3" draw:layer="layout" svg:width="3.048cm" svg:height="1.524cm" svg:x="2.979cm" svg:y="7.822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3.487cm" svg:y="10.36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3" draw:layer="layout" svg:width="2.032cm" svg:height="2.032cm" svg:x="3.487cm" svg:y="4.7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4.503cm" svg:y1="6.804cm" svg:x2="4.503cm" svg:y2="7.822cm">
              <text:p/>
            </draw:line>
          </draw:g>
          <draw:line draw:style-name="gr4" draw:text-style-name="P3" draw:layer="layout" svg:x1="4.503cm" svg:y1="10.36cm" svg:x2="4.503cm" svg:y2="9.346cm">
            <text:p/>
          </draw:line>
          <draw:g>
            <draw:custom-shape draw:style-name="gr13" draw:text-style-name="P3" draw:layer="layout" svg:width="2.032cm" svg:height="2.032cm" draw:transform="rotate (0.815941425307349) translate (0.993cm 6.46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3.169cm" svg:y1="7.112cm" svg:x2="3.91cm" svg:y2="7.81cm">
              <text:p/>
            </draw:line>
          </draw:g>
          <draw:g>
            <draw:custom-shape draw:style-name="gr13" draw:text-style-name="P3" draw:layer="layout" svg:width="2.032cm" svg:height="2.032cm" draw:transform="rotate (-0.803898653468588) translate (6.648cm 4.94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89cm" svg:y1="7.091cm" svg:x2="5.157cm" svg:y2="7.797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21" draw:text-style-name="P3" draw:layer="layout" svg:width="4.318cm" svg:height="7.935cm" svg:x="20.8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20.8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20.8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3.007cm" svg:y1="6.252cm" svg:x2="23.007cm" svg:y2="7.27cm">
            <text:p/>
          </draw:line>
          <draw:line draw:style-name="gr4" draw:text-style-name="P3" draw:layer="layout" svg:x1="23.007cm" svg:y1="13.208cm" svg:x2="23.007cm" svg:y2="12.194cm">
            <text:p/>
          </draw:line>
          <draw:custom-shape draw:style-name="gr5" draw:text-style-name="P3" draw:layer="layout" svg:width="3.048cm" svg:height="1.329cm" svg:x="21.4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1.4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8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8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8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971cm" svg:y1="6.252cm" svg:x2="13.971cm" svg:y2="7.27cm">
            <text:p/>
          </draw:line>
          <draw:line draw:style-name="gr4" draw:text-style-name="P3" draw:layer="layout" svg:x1="13.971cm" svg:y1="13.208cm" svg:x2="13.971cm" svg:y2="12.194cm">
            <text:p/>
          </draw:line>
          <draw:custom-shape draw:style-name="gr5" draw:text-style-name="P3" draw:layer="layout" svg:width="3.048cm" svg:height="1.329cm" svg:x="12.4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4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2.6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4.318cm" svg:height="7.97cm" svg:x="2.6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2.6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4.831cm" svg:y1="6.252cm" svg:x2="4.831cm" svg:y2="7.27cm">
            <text:p/>
          </draw:line>
          <draw:line draw:style-name="gr4" draw:text-style-name="P3" draw:layer="layout" svg:x1="4.831cm" svg:y1="13.208cm" svg:x2="4.831cm" svg:y2="12.194cm">
            <text:p/>
          </draw:line>
          <draw:custom-shape draw:style-name="gr5" draw:text-style-name="P3" draw:layer="layout" svg:width="3.048cm" svg:height="1.329cm" svg:x="3.3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3.3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4" draw:layer="layout" svg:width="2.794cm" svg:height="1.27cm" svg:x="8.0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2.794cm" svg:height="1.27cm" svg:x="17.094cm" svg:y="9.6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10cm" svg:height="1.952cm" svg:x="8.896cm" svg:y="17.8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9" draw:text-style-name="P9" draw:layer="layout" svg:width="8.128cm" svg:height="0.962cm" svg:x="0.608cm" svg:y="15.748cm">
          <draw:text-box>
            <text:p>X-Dragon MOC Card form</text:p>
          </draw:text-box>
        </draw:frame>
        <draw:frame draw:style-name="gr25" draw:text-style-name="P9" draw:layer="layout" svg:width="9.144cm" svg:height="0.962cm" svg:x="18.5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45M21S</meta:editing-duration>
    <meta:editing-cycles>27</meta:editing-cycles>
    <meta:generator>LibreOffice/6.0.7.3$Linux_X86_64 LibreOffice_project/00m0$Build-3</meta:generator>
    <dc:title>Blue Curve</dc:title>
    <dc:date>2020-09-07T17:02:35.559966713</dc:date>
    <meta:document-statistic meta:object-count="194"/>
  </office:meta>
</office:document-meta>
</file>